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9.135cm" svg:y="3.924cm">
            <draw:object draw:notify-on-update-of-ranges="Planilha1.G3:Planilha1.G8 Planilha1.I1:Planilha1.I1 Planilha1.I2:Planilha1.I7 Planilha1.J1:Planilha1.J1 Planilha1.J2:Planilha1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office:value-type="string" calcext:value-type="string">
            <text:p>dia</text:p>
          </table:table-cell>
          <table:table-cell office:value-type="string" calcext:value-type="string">
            <text:p>realizado por ida</text:p>
          </table:table-cell>
          <table:table-cell table:style-name="ce2" office:value-type="string" calcext:value-type="string">
            <text:p>faltante estimado por dia</text:p>
          </table:table-cell>
          <table:table-cell table:style-name="ce2" office:value-type="string" calcext:value-type="string">
            <text:p>faltante realizado por dia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table:formula="of:=[.C26]" office:value-type="float" office:value="43" calcext:value-type="float">
            <text:p>43</text:p>
          </table:table-cell>
          <table:table-cell table:style-name="ce2" table:formula="of:=[.C26]-[.H2]" office:value-type="float" office:value="43" calcext:value-type="float">
            <text:p>4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table:formula="of:=[.I2]-[.$C$27]" office:value-type="float" office:value="34.4" calcext:value-type="float">
            <text:p>34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formula="of:=[.I3]-[.$C$27]" office:value-type="float" office:value="25.8" calcext:value-type="float">
            <text:p>25,8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formula="of:=[.I4]-[.$C$27]" office:value-type="float" office:value="17.2" calcext:value-type="float">
            <text:p>17,2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rviç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formula="of:=[.I5]-[.$C$27]" office:value-type="float" office:value="8.6" calcext:value-type="float">
            <text:p>8,6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I6]-[.$C$27]" office:value-type="float" office:value="0" calcext:value-type="float">
            <text:p>0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25])" office:value-type="float" office:value="43" calcext:value-type="float">
            <text:p>43</text:p>
          </table:table-cell>
          <table:table-cell table:formula="of:=SUM([.D3:.D25])" office:value-type="float" office:value="6" calcext:value-type="float">
            <text:p>6</text:p>
          </table:table-cell>
          <table:table-cell table:formula="of:=SUM([.E3:.E25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26]/5" office:value-type="float" office:value="8.6" calcext:value-type="float">
            <text:p>8,6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2:06:22.273058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6-19T13:35:12.118863512</dc:date>
    <dc:creator>Higor Nunes</dc:creator>
    <meta:editing-duration>PT2H2M28S</meta:editing-duration>
    <meta:editing-cycles>7</meta:editing-cycles>
    <meta:generator>LibreOffice/4.2.8.2$Linux_X86_64 LibreOffice_project/420m0$Build-2</meta:generator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952cm" style:legend-expansion="high" chart:style-name="ch2"/>
        <chart:plot-area chart:style-name="ch3" table:cell-range-address="Planilha1.G3:Planilha1.G8 Planilha1.I1:Planilha1.J7" chart:data-source-has-labels="both" svg:x="1.715cm" svg:y="0.497cm" svg:width="11.602cm" svg:height="7.657cm">
          <chartooo:coordinate-region svg:x="2.336cm" svg:y="0.696cm" svg:width="10.794cm" svg:height="6.811cm"/>
          <chart:axis chart:dimension="x" chart:name="primary-x" chart:style-name="ch4" chartooo:axis-type="auto">
            <chartooo:date-scale/>
            <chart:title svg:x="6.017cm" svg:y="8.334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835cm" svg:y="4.792cm" chart:style-name="ch7">
              <text:p>horas</text:p>
            </chart:title>
            <chart:grid chart:style-name="ch6" chart:class="major"/>
          </chart:axis>
          <chart:series chart:style-name="ch8" chart:values-cell-range-address="Planilha1.I2:Planilha1.I7" chart:label-cell-address="Planilha1.I1:Planilha1.I1" chart:class="chart:line">
            <chart:data-point chart:repeated="6"/>
          </chart:series>
          <chart:series chart:style-name="ch9" chart:values-cell-range-address="Planilha1.J2:Planilha1.J7" chart:label-cell-address="Planilha1.J1:Planilha1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nte estimado por dia</text:p>
                <draw:g>
                  <svg:desc>Planilha1.I1:Planilha1.I1</svg:desc>
                </draw:g>
              </table:table-cell>
              <table:table-cell office:value-type="string">
                <text:p>faltante realizado por dia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Planilha1.G3:Planilha1.G8</svg:desc>
                </draw:g>
              </table:table-cell>
              <table:table-cell office:value-type="float" office:value="43">
                <text:p>43</text:p>
                <draw:g>
                  <svg:desc>Planilha1.I2:Planilha1.I7</svg:desc>
                </draw:g>
              </table:table-cell>
              <table:table-cell office:value-type="float" office:value="43">
                <text:p>43</text:p>
                <draw:g>
                  <svg:desc>Planilha1.J2:Planilha1.J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4">
                <text:p>3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